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3:.D3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4:.D4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5:.D5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6:.D6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7:.D7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Buffer Amp</text:p>
          </table:table-cell>
          <table:table-cell office:value-type="string" calcext:value-type="string">
            <text:p>LMV321IDCKR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PRODUCT([.C8:.D8])" office:value-type="float" office:value="0.43" calcext:value-type="float">
            <text:p>0.43</text:p>
          </table:table-cell>
          <table:table-cell office:value-type="string" calcext:value-type="string">
            <text:p><text:a xlink:href="https://www.digikey.com/en/products/detail/texas-instruments/LMV321IDCKR/379845" xlink:type="simple">https://www.digikey.com/en/products/detail/texas-instruments/LMV321IDCKR/379845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Barometer</text:p>
          </table:table-cell>
          <table:table-cell table:style-name="ce8" office:value-type="string" calcext:value-type="string">
            <text:p>LPS25HBTR</text:p>
          </table:table-cell>
          <table:table-cell office:value-type="float" office:value="1" calcext:value-type="float">
            <text:p>1</text:p>
          </table:table-cell>
          <table:table-cell office:value-type="float" office:value="6.37" calcext:value-type="float">
            <text:p>6.37</text:p>
          </table:table-cell>
          <table:table-cell table:formula="of:=PRODUCT([.C14:.D14])" office:value-type="float" office:value="6.37" calcext:value-type="float">
            <text:p>6.37</text:p>
          </table:table-cell>
          <table:table-cell office:value-type="string" calcext:value-type="string">
            <text:p><text:a xlink:href="https://www.digikey.com/en/products/detail/stmicroelectronics/LPS25HBTR/5043059" xlink:type="simple">https://www.digikey.com/en/products/detail/stmicroelectronics/LPS25HBTR/5043059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5:.D15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6:.D16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7:.D17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PRODUCT([.C18:.D18])" office:value-type="float" office:value="1.5" calcext:value-type="float">
            <text:p>1.5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9:.D19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1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20:.D20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en/products/detail/samsung-electro-mechanics/CL10A105KA8NNNC/3886760" xlink:type="simple">https://www.digikey.com/en/products/detail/samsung-electro-mechanics/CL10A105KA8NNNC/3886760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1:.D21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2:.D22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.11</text:p>
          </table:table-cell>
          <table:table-cell table:formula="of:=PRODUCT([.C23:.D23])" office:value-type="float" office:value="5.55" calcext:value-type="float">
            <text:p>5.55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</table:table-row>
        <table:table-row table:style-name="ro1">
          <table:table-cell office:value-type="string" calcext:value-type="string">
            <text:p>0.47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formula="of:=PRODUCT([.C24:.D24])"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m/en/products/detail/taiyo-yuden/TMK107B7474KA-TR/2417245" xlink:type="simple">https://www.digikey.com/en/products/detail/taiyo-yuden/TMK107B7474KA-TR/2417245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5:.D25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6:.D2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7:.D27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10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8:.D28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4KB8NNWC/3887593" xlink:type="simple">https://www.digikey.com/en/products/detail/samsung-electro-mechanics/CL10B104KB8NNWC/3887593</text:a></text:p>
          </table:table-cell>
        </table:table-row>
        <table:table-row table:style-name="ro1">
          <table:table-cell table:style-name="ce1" office:value-type="string" calcext:value-type="string">
            <text:p>4.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9:.D29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475KP8NNNC/3886702" xlink:type="simple">https://www.digikey.com/en/products/detail/samsung-electro-mechanics/CL10A475KP8NNNC/3886702</text:a></text:p>
          </table:table-cell>
        </table:table-row>
        <table:table-row table:style-name="ro1">
          <table:table-cell table:style-name="ce1" office:value-type="string" calcext:value-type="string">
            <text:p>CUS08F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table:formula="of:=PRODUCT([.C30:.D30])" office:value-type="float" office:value="1.6" calcext:value-type="float">
            <text:p>1.6</text:p>
          </table:table-cell>
          <table:table-cell office:value-type="string" calcext:value-type="string">
            <text:p><text:a xlink:href="https://www.digikey.com/en/products/detail/toshiba-semiconductor-and-storage/CUS08F30-H3F/5114298" xlink:type="simple">https://www.digikey.com/en/products/detail/toshiba-semiconductor-and-storage/CUS08F30-H3F/51142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31:.D31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2.2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formula="of:=PRODUCT([.C32:.D32])" office:value-type="float" office:value="1.39" calcext:value-type="float">
            <text:p>1.39</text:p>
          </table:table-cell>
          <table:table-cell office:value-type="string" calcext:value-type="string">
            <text:p><text:a xlink:href="https://www.digikey.com/en/products/detail/vishay-dale/IHLP3232DZER2R2M01/2657468" xlink:type="simple">https://www.digikey.com/en/products/detail/vishay-dale/IHLP3232DZER2R2M01/2657468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PRODUCT([.C33:.D33])" office:value-type="float" office:value="0.78" calcext:value-type="float">
            <text:p>0.78</text:p>
          </table:table-cell>
          <table:table-cell office:value-type="string" calcext:value-type="string">
            <text:p><text:a xlink:href="https://www.digikey.com/en/products/detail/bourns-inc/SRR6038-180Y/1970392" xlink:type="simple">https://www.digikey.com/en/products/detail/bourns-inc/SRR6038-180Y/1970392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4:.D34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6:.D3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37:.D37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9:.D39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40:.D40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41:.D41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42:.D42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en/products/detail/stackpole-electronics-inc/RMCF0603FT10K0/1761235" xlink:type="simple">https://www.digikey.com/en/products/detail/stackpole-electronics-inc/RMCF0603FT10K0/1761235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formula="of:=PRODUCT([.C43:.D43])" office:value-type="float" office:value="0.14" calcext:value-type="float">
            <text:p>0.14</text:p>
          </table:table-cell>
          <table:table-cell office:value-type="string" calcext:value-type="string">
            <text:p><text:a xlink:href="https://www/" xlink:type="simple">https://www</text:a>.digikey.com/en/products/detail/yageo/RT0603BRD07165RL/1072274?s=N4IgTCBcDaIJoEEDiAWFB2AnCAugXyA</text:p>
          </table:table-cell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4:.D44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45:.D45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formula="of:=PRODUCT([.C46:.D46])" office:value-type="float" office:value="20.5" calcext:value-type="float">
            <text:p>20.5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2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22.99</text:p>
          </table:table-cell>
          <table:table-cell table:formula="of:=PRODUCT([.C47:.D47])" office:value-type="float" office:value="22.99" calcext:value-type="float">
            <text:p>22.99</text:p>
          </table:table-cell>
          <table:table-cell office:value-type="string" calcext:value-type="string">
            <text:p><text:a xlink:href="https://www.digikey.com/en/products/detail/dantona-industries,-inc./UL1865K-26/13692690" xlink:type="simple">https://www.digikey.com/en/products/detail/dantona-industries,-inc./UL1865K-26/13692690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8:.D48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9:.D49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50:.D50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>
          <table:table-cell office:value-type="string" calcext:value-type="string">
            <text:p>Thermal Pas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.21" calcext:value-type="float">
            <text:p>27.21</text:p>
          </table:table-cell>
          <table:table-cell table:formula="of:=PRODUCT([.C51:.D51])" office:value-type="float" office:value="27.21" calcext:value-type="float">
            <text:p>27.21</text:p>
          </table:table-cell>
          <table:table-cell office:value-type="string" calcext:value-type="string">
            <text:p><text:a xlink:href="https://www.digikey.com/en/products/detail/mg-chemicals/8329TCS-6ML/6035512" xlink:type="simple">https://www.digikey.com/en/products/detail/mg-chemicals/8329TCS-6ML/6035512</text:a>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E52])" office:value-type="float" office:value="193.38" calcext:value-type="float">
            <text:p>193.38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5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12:52:31.298027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1.2$Linux_X86_64 LibreOffice_project/420$Build-2</meta:generator>
    <dc:date>2024-03-08T12:55:22.126050906</dc:date>
    <meta:editing-duration>PT16H23M3S</meta:editing-duration>
    <meta:editing-cycles>40</meta:editing-cycles>
    <meta:document-statistic meta:table-count="1" meta:cell-count="276" meta:object-count="0"/>
  </office:meta>
</office:document-meta>
</file>